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lientHttpRequest.assertNotExecu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ientHttpRequest.getHea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ClientHttpReques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lientHttpRequest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